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1432" officeooo:paragraph-rsid="00101432"/>
    </style:style>
    <style:style style:name="P2" style:family="paragraph" style:parent-style-name="Standard">
      <style:text-properties officeooo:rsid="0010db7e" officeooo:paragraph-rsid="0010db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two domain buying</text:p>
      <text:p text:style-name="P2"><text:s text:c="5"/></text:p>
      <text:p text:style-name="P2"><text:s text:c="15"/>selling</text:p>
      <text:p text:style-name="P1"/>
      <text:p text:style-name="P1">Product purchase using emi</text:p>
      <text:p text:style-name="P1"/>
      <text:p text:style-name="P1">banking loan </text:p>
      <text:p text:style-name="P1"/>
      <text:p text:style-name="P1">advance payment for product</text:p>
      <text:p text:style-name="P1"/>
      <text:p text:style-name="P1">product delivery </text:p>
      <text:p text:style-name="P1"/>
      <text:p text:style-name="P1">barcode verification for adding pesticides</text:p>
      <text:p text:style-name="P1"/>
      <text:p text:style-name="P1"><text:s text:c="2"/>worker needed.</text:p>
      <text:p text:style-name="P1"/>
      <text:p text:style-name="P1"><text:s text:c="2"/>Vechicle facility </text:p>
      <text:p text:style-name="P1"><text:s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1T12:15:25.136000000</meta:creation-date>
    <dc:date>2021-09-01T13:15:54.003000000</dc:date>
    <meta:editing-duration>PT40M8S</meta:editing-duration>
    <meta:editing-cycles>1</meta:editing-cycles>
    <meta:document-statistic meta:table-count="0" meta:image-count="0" meta:object-count="0" meta:page-count="1" meta:paragraph-count="11" meta:word-count="25" meta:character-count="206" meta:non-whitespace-character-count="162"/>
    <meta:generator>LibreOffice/7.0.4.2$Windows_X86_64 LibreOffice_project/dcf040e67528d9187c66b2379df5ea4407429775</meta:generator>
  </office:meta>
</office:document-meta>
</file>